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82a" officeooo:paragraph-rsid="001ae82a"/>
    </style:style>
    <style:style style:name="P2" style:family="paragraph" style:parent-style-name="Standard">
      <style:text-properties officeooo:rsid="001bd01e" officeooo:paragraph-rsid="001bd01e"/>
    </style:style>
    <style:style style:name="P3" style:family="paragraph" style:parent-style-name="Standard">
      <style:text-properties officeooo:rsid="001cb16c" officeooo:paragraph-rsid="001cb16c"/>
    </style:style>
    <style:style style:name="T1" style:family="text">
      <style:text-properties officeooo:rsid="001bd01e"/>
    </style:style>
    <style:style style:name="T2" style:family="text">
      <style:text-properties officeooo:rsid="001cb1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rilla Report</text:p>
      <text:p text:style-name="P1">Andrea Bitzili, Christos Grigoriou, Dimos Zikos</text:p>
      <text:p text:style-name="P1"/>
      <text:p text:style-name="P1">October 2, 2016</text:p>
      <text:p text:style-name="P1"/>
      <text:p text:style-name="P1">Results</text:p>
      <text:p text:style-name="P1"/>
      <text:p text:style-name="P1">Our implementation produces the expected results on all pairs of species. We have no idea why this happens.</text:p>
      <text:p text:style-name="P1"><text:tab/>We compared the species in HhB_FASTAs-in.txt <text:span text:style-name="T1">with each other.</text:span></text:p>
      <text:p text:style-name="P1"/>
      <text:p text:style-name="P2">The closest pair to Sea-Cucumber is Lambrey: <text:span text:style-name="T2">126</text:span></text:p>
      <text:p text:style-name="P2"><text:s/></text:p>
      <text:p text:style-name="P3">1)-----------------------------------------------P---------------------------I-V-----------D---------T----------</text:p>
      <text:p text:style-name="P3">2)XGGTLAIQAQGDLTLAQKKIVRKTWHQLMRNKTSFVTDVFIRIFAYDPSAQNKFPQMAGMSASQLRSSRQMQAHAIRVSSIMSEYVEELDSDILPELLATLARTHDLNKV</text:p>
      <text:p text:style-name="P3"/>
      <text:p text:style-name="P3"/>
      <text:p text:style-name="P3">G--------------------S-----TREAWAK-FSV-QAALLIRYA</text:p>
      <text:p text:style-name="P3">GADHYNLFAKVLMEALQAELGSDFNEKTRDAWAKAFSVVQAVLLVKHG</text:p>
      <text:p text:style-name="P2"/>
      <text:p text:style-name="P2"/>
      <text:p text:style-name="P2"/>
      <text:p text:style-name="P3">Implementation Details</text:p>
      <text:p text:style-name="P3"/>
      <text:p text:style-name="P3">We chose iterative implementation. For two sequences of length n and m, respectively, our implementation uses O(m * n) time and space (m * 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0:45:25.863239236</meta:creation-date>
    <dc:date>2016-09-30T21:25:26.658333833</dc:date>
    <meta:editing-duration>PT9M29S</meta:editing-duration>
    <meta:editing-cycles>1</meta:editing-cycles>
    <meta:document-statistic meta:table-count="0" meta:image-count="0" meta:object-count="0" meta:page-count="1" meta:paragraph-count="14" meta:word-count="84" meta:character-count="785" meta:non-whitespace-character-count="718"/>
    <meta:generator>LibreOffice/5.1.4.2$Linux_X86_64 LibreOffice_project/10m0$Build-2</meta:generator>
  </office:meta>
</office:document-meta>
</file>